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7ca" officeooo:paragraph-rsid="00149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lquer coi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7:39.492053930</meta:creation-date>
    <dc:date>2025-08-13T10:41:40.783605383</dc:date>
    <meta:editing-duration>PT4M1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24.2.7.2$Linux_X86_64 LibreOffice_project/420$Build-2</meta:generator>
  </office:meta>
</office:document-meta>
</file>